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1.244cm" fo:min-width="5.5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245cm" fo:min-width="5.5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1.244cm" fo:min-width="5.5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245cm" fo:min-width="5.54cm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244cm" fo:min-width="5.5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solid" draw:fill-color="#c5000b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579d1c"/>
      <style:paragraph-properties fo:text-align="center"/>
      <style:text-properties fo:color="#ffffff" style:font-name="Hack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ack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2cm" svg:height="1.654cm" svg:x="0.4cm" svg:y="7.266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2cm" svg:height="1.655cm" svg:x="0.4cm" svg:y="5.474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2cm" svg:height="1.654cm" svg:x="0.4cm" svg:y="3.683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.2cm" svg:height="1.655cm" svg:x="0.4cm" svg:y="1.891cm">
          <text:p text:style-name="P5"><text:span text:style-name="T2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.2cm" svg:height="1.654cm" svg:x="0.4cm" svg:y="0.1cm">
          <text:p text:style-name="P1"><text:span text:style-name="T2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4-06T19:37:33.063345687</dc:date>
    <meta:editing-duration>PT14H22M28S</meta:editing-duration>
    <meta:editing-cycles>56</meta:editing-cycles>
    <meta:generator>LibreOffice/6.0.2.1.0$Linux_X86_64 LibreOffice_project/00m0$Build-1</meta:generator>
    <dc:creator>Philippe Latu</dc:creator>
    <meta:document-statistic meta:object-count="5"/>
  </office:meta>
</office:document-meta>
</file>